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5D0000003AF50F15141FCEA10E.png" manifest:media-type="image/png"/>
  <manifest:file-entry manifest:full-path="Pictures/100000000000025D0000003A1E4FA3F5EF6A286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MT" svg:font-family="'Arial MT'" style:font-family-generic="roman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4pt" style:font-size-asian="12.25pt" style:font-size-complex="14pt"/>
    </style:style>
    <style:style style:name="P3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4f919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Pv6-адреса типа эникаст</text:p>
      <text:p text:style-name="Standard"/>
      <text:p text:style-name="P2">Применительно к IPv6 эникаст-адреса обладают двумя специфическими <text:s/>свойствами (так задумывалось):</text:p>
      <text:p text:style-name="P2">Во-первых, <text:s/>если <text:s/>юникаст-адрес <text:s/>присвоить <text:s/>более<text:tab/>чем<text:tab/>одному <text:s/>сетевому <text:s/>интерфейсу в подсети, то он превращается в эникаст-адрес.</text:p>
      <text:p text:style-name="P2">Во-вторых,<text:tab/>критерием<text:tab/>выбора<text:tab/>эникаст-адреса<text:tab/>является<text:tab/>кратчайшесть <text:s/>расстояния при маршрутизации.</text:p>
      <text:p text:style-name="P2">Адрес типа<text:tab/>Anycast (RFC 2526) предназначен для использования<text:tab/>в <text:s/>пределах подсети и получается на основе префикса подсети.</text:p>
      <text:p text:style-name="P2"><draw:frame text:anchor-type="paragraph" draw:z-index="0" draw:name="object 3" draw:style-name="gr2" draw:text-style-name="P3" svg:width="24.002cm" svg:height="2.301cm" svg:x="-2cm" svg:y="0.222cm"><draw:image xlink:href="Pictures/100000000000025D0000003A1E4FA3F5EF6A2863.png" xlink:type="simple" xlink:show="embed" xlink:actuate="onLoad" draw:mime-type="image/png"><text:p/></draw:image></draw:frame></text:p>
      <text:p text:style-name="P2"/>
      <text:p text:style-name="P2"/>
      <text:p text:style-name="P2"/>
      <text:p text:style-name="P2"/>
      <text:p text:style-name="P2">Соответствующие<text:tab/>приведенному<text:tab/>выше<text:tab/>формату,<text:tab/>одному<text:tab/>и<text:span text:style-name="T1">з </text:span>двух <text:s/>форматов Reserved Subnet Anycast, виды пока применения не нашли.</text:p>
      <text:p text:style-name="P2"/>
      <text:p text:style-name="P2">Единственным используемым на практике видом является Subnet-router <text:s/>Anycast (RFC 4291).</text:p>
      <text:p text:style-name="P2"><draw:frame text:anchor-type="paragraph" draw:z-index="1" draw:name="object 1" draw:style-name="gr1" draw:text-style-name="P3" svg:width="24.002cm" svg:height="2.301cm" svg:x="-2cm" svg:y="0.055cm"><draw:image xlink:href="Pictures/100000000000025D0000003AF50F15141FCEA10E.png" xlink:type="simple" xlink:show="embed" xlink:actuate="onLoad" draw:mime-type="image/png"><text:p/></draw:image></draw:frame></text:p>
      <text:p text:style-name="P2"/>
      <text:p text:style-name="P2"/>
      <text:p text:style-name="P2"/>
      <text:p text:style-name="P2"/>
      <text:p text:style-name="P2">Такие адреса разрешено назначать только сетевым интерфейсам <text:s/>маршрутизаторов и они могут присутствовать только в соответствующих <text:s/>служебных пакетах, причем только в поле Destination Addres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MT" svg:font-family="'Arial MT'" style:font-family-generic="roman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Drawing_20_Style" style:display-name="Default Drawing Style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Calibri" style:font-family-complex="Calibri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Title_20_and_20_Content_7e_LT_7e_Gliederung_20_1" style:display-name="Title and Content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Calibri" style:font-family-complex="Calibri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Note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1" style:display-name="Blank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Blank_7e_LT_7e_Notizen" style:display-name="Blank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Blank_7e_LT_7e_Hintergrund" style:display-name="Blank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Title_20_Only_7e_LT_7e_Gliederung_20_1" style:display-name="Title Only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20_Only_7e_LT_7e_Gliederung_20_2" style:display-name="Title Only~LT~Gliederung 2" style:family="paragraph" style:parent-style-name="Title_20_Only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3" style:display-name="Title Only~LT~Gliederung 3" style:family="paragraph" style:parent-style-name="Title_20_Only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4" style:display-name="Title Only~LT~Gliederung 4" style:family="paragraph" style:parent-style-name="Title_20_Only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5" style:display-name="Title Only~LT~Gliederung 5" style:family="paragraph" style:parent-style-name="Title_20_Only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6" style:display-name="Title Only~LT~Gliederung 6" style:family="paragraph" style:parent-style-name="Title_20_Only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7" style:display-name="Title Only~LT~Gliederung 7" style:family="paragraph" style:parent-style-name="Title_20_Only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8" style:display-name="Title Only~LT~Gliederung 8" style:family="paragraph" style:parent-style-name="Title_20_Only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9" style:display-name="Title Only~LT~Gliederung 9" style:family="paragraph" style:parent-style-name="Title_20_Only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Titel" style:display-name="Title Only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20_Only_7e_LT_7e_Untertitel" style:display-name="Title Only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20_Only_7e_LT_7e_Notizen" style:display-name="Title Only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20_Only_7e_LT_7e_Hintergrundobjekte" style:display-name="Title Only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Title_20_Only_7e_LT_7e_Hintergrund" style:display-name="Title Only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1T12:46:43.467939217</meta:creation-date>
    <dc:date>2023-05-11T12:52:42.155038671</dc:date>
    <meta:editing-duration>PT5M59S</meta:editing-duration>
    <meta:editing-cycles>1</meta:editing-cycles>
    <meta:document-statistic meta:table-count="0" meta:image-count="0" meta:object-count="0" meta:page-count="1" meta:paragraph-count="8" meta:word-count="104" meta:character-count="866" meta:non-whitespace-character-count="757"/>
    <meta:generator>LibreOffice/7.3.7.2$Linux_X86_64 LibreOffice_project/30$Build-2</meta:generator>
  </office:meta>
</office:document-meta>
</file>